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in" fo:margin-right="0in" fo:margin-top="0in" fo:margin-bottom="0.4in" loext:contextual-spacing="false" fo:text-align="center" style:justify-single-word="false" fo:text-indent="0in" style:auto-text-indent="false" style:page-number="auto"/>
      <style:text-properties officeooo:rsid="0012f3b0" officeooo:paragraph-rsid="00413029"/>
    </style:style>
    <style:style style:name="P2" style:family="paragraph" style:parent-style-name="Standard">
      <style:paragraph-properties fo:margin-left="0in" fo:margin-right="0in" fo:margin-top="0.2in" fo:margin-bottom="0.1in" loext:contextual-spacing="false" fo:text-indent="0in" style:auto-text-indent="false">
        <style:tab-stops/>
      </style:paragraph-properties>
      <style:text-properties fo:font-style="normal" fo:font-weight="bold" officeooo:rsid="006d992f" officeooo:paragraph-rsid="009ed1d8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margin-left="0in" fo:margin-right="0in" fo:margin-top="0.2in" fo:margin-bottom="0.1in" loext:contextual-spacing="false" fo:text-indent="0in" style:auto-text-indent="false">
        <style:tab-stops/>
      </style:paragraph-properties>
      <style:text-properties fo:font-style="normal" fo:font-weight="bold" officeooo:rsid="006d992f" officeooo:paragraph-rsid="00a067cc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margin-left="0in" fo:margin-right="0in" fo:margin-top="0.2in" fo:margin-bottom="0.1in" loext:contextual-spacing="false" fo:text-indent="0in" style:auto-text-indent="false">
        <style:tab-stops/>
      </style:paragraph-properties>
      <style:text-properties fo:font-style="normal" fo:font-weight="bold" officeooo:rsid="006d992f" officeooo:paragraph-rsid="00a66b48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margin-top="0.2in" fo:margin-bottom="0.1in" loext:contextual-spacing="false" fo:keep-with-next="always">
        <style:tab-stops>
          <style:tab-stop style:position="0.5in"/>
        </style:tab-stops>
      </style:paragraph-properties>
      <style:text-properties fo:font-style="normal" fo:font-weight="bold" officeooo:rsid="006d992f" officeooo:paragraph-rsid="00a485fd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margin-top="0.2in" fo:margin-bottom="0.1in" loext:contextual-spacing="false" fo:keep-with-next="always">
        <style:tab-stops>
          <style:tab-stop style:position="0.5in"/>
        </style:tab-stops>
      </style:paragraph-properties>
      <style:text-properties fo:font-style="normal" fo:font-weight="bold" officeooo:rsid="006d992f" officeooo:paragraph-rsid="00a51559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margin-top="0.2in" fo:margin-bottom="0.1in" loext:contextual-spacing="false">
        <style:tab-stops>
          <style:tab-stop style:position="0.5in"/>
        </style:tab-stops>
      </style:paragraph-properties>
      <style:text-properties fo:font-style="normal" fo:font-weight="bold" officeooo:rsid="006d992f" officeooo:paragraph-rsid="00a3adb1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margin-top="0.2in" fo:margin-bottom="0.1in" loext:contextual-spacing="false">
        <style:tab-stops>
          <style:tab-stop style:position="0.5in"/>
        </style:tab-stops>
      </style:paragraph-properties>
      <style:text-properties fo:font-style="normal" fo:font-weight="bold" officeooo:rsid="006d992f" officeooo:paragraph-rsid="00a51559" style:font-style-asian="normal" style:font-weight-asian="bold" style:font-style-complex="normal" style:font-weight-complex="bold"/>
    </style:style>
    <style:style style:name="P9" style:family="paragraph" style:parent-style-name="Standard" style:master-page-name="">
      <style:paragraph-properties fo:margin-top="0.2in" fo:margin-bottom="0.1in" loext:contextual-spacing="false" style:page-number="auto">
        <style:tab-stops>
          <style:tab-stop style:position="0.5in"/>
        </style:tab-stops>
      </style:paragraph-properties>
      <style:text-properties fo:font-style="normal" fo:font-weight="bold" officeooo:rsid="009bd6de" officeooo:paragraph-rsid="00a3adb1" style:font-style-asian="normal" style:font-weight-asian="bold" style:font-style-complex="normal" style:font-weight-complex="bold"/>
    </style:style>
    <style:style style:name="P10" style:family="paragraph" style:parent-style-name="Standard" style:master-page-name="">
      <style:paragraph-properties fo:margin-top="0.2in" fo:margin-bottom="0.1in" loext:contextual-spacing="false" style:page-number="auto">
        <style:tab-stops>
          <style:tab-stop style:position="0.5in"/>
        </style:tab-stops>
      </style:paragraph-properties>
      <style:text-properties fo:font-style="normal" fo:font-weight="bold" officeooo:rsid="00a3adb1" officeooo:paragraph-rsid="00a3adb1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6fff2d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9e785b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a485fd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a66b48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ac51f1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2.25in" fo:margin-right="0in" fo:margin-top="0in" fo:margin-bottom="0.1in" loext:contextual-spacing="false" fo:text-align="start" style:justify-single-word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a51559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officeooo:paragraph-rsid="009ed1d8"/>
    </style:style>
    <style:style style:name="P18" style:family="paragraph" style:parent-style-name="Standard" style:master-page-name="">
      <style:paragraph-properties fo:margin-left="2.25in" fo:margin-right="0in" fo:margin-top="0.1in" fo:margin-bottom="0in" loext:contextual-spacing="false" fo:text-indent="-1.75in" style:auto-text-indent="false" style:page-number="auto">
        <style:tab-stops/>
      </style:paragraph-properties>
      <style:text-properties fo:font-style="normal" fo:font-weight="bold" officeooo:rsid="00767dfb" officeooo:paragraph-rsid="009ed1d8" style:font-style-asian="normal" style:font-weight-asian="bold" style:font-style-complex="normal" style:font-weight-complex="bold"/>
    </style:style>
    <style:style style:name="P19" style:family="paragraph" style:parent-style-name="Standard" style:master-page-name="">
      <style:paragraph-properties fo:margin-left="2.25in" fo:margin-right="0in" fo:margin-top="0.1in" fo:margin-bottom="0in" loext:contextual-spacing="false" fo:text-indent="-1.75in" style:auto-text-indent="false" style:page-number="auto">
        <style:tab-stops/>
      </style:paragraph-properties>
      <style:text-properties fo:font-style="normal" fo:font-weight="bold" officeooo:rsid="00767dfb" officeooo:paragraph-rsid="00a067cc" style:font-style-asian="normal" style:font-weight-asian="bold" style:font-style-complex="normal" style:font-weight-complex="bold"/>
    </style:style>
    <style:style style:name="P20" style:family="paragraph" style:parent-style-name="Standard" style:master-page-name="">
      <style:paragraph-properties fo:margin-left="2.25in" fo:margin-right="0in" fo:margin-top="0.1in" fo:margin-bottom="0in" loext:contextual-spacing="false" fo:text-indent="-1.75in" style:auto-text-indent="false" style:page-number="auto">
        <style:tab-stops/>
      </style:paragraph-properties>
      <style:text-properties officeooo:paragraph-rsid="00a067cc"/>
    </style:style>
    <style:style style:name="P21" style:family="paragraph" style:parent-style-name="Standard">
      <style:paragraph-properties fo:margin-top="0.1in" fo:margin-bottom="0.1in" loext:contextual-spacing="false">
        <style:tab-stops>
          <style:tab-stop style:position="0.5in"/>
        </style:tab-stops>
      </style:paragraph-properties>
      <style:text-properties fo:font-style="normal" fo:font-weight="normal" officeooo:rsid="009bd6de" officeooo:paragraph-rsid="00a3adb1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margin-top="0.1in" fo:margin-bottom="0.1in" loext:contextual-spacing="false">
        <style:tab-stops>
          <style:tab-stop style:position="0.5in"/>
        </style:tab-stops>
      </style:paragraph-properties>
      <style:text-properties fo:font-style="normal" fo:font-weight="normal" officeooo:rsid="009bd6de" officeooo:paragraph-rsid="00aca111" style:font-style-asian="normal" style:font-weight-asian="normal" style:font-style-complex="normal" style:font-weight-complex="normal"/>
    </style:style>
    <style:style style:name="P23" style:family="paragraph" style:parent-style-name="Standard" style:list-style-name="L1">
      <style:paragraph-properties fo:margin-top="0.1in" fo:margin-bottom="0.1in" loext:contextual-spacing="false">
        <style:tab-stops>
          <style:tab-stop style:position="0.5in"/>
        </style:tab-stops>
      </style:paragraph-properties>
      <style:text-properties officeooo:paragraph-rsid="00aca111"/>
    </style:style>
    <style:style style:name="P24" style:family="paragraph" style:parent-style-name="Standard">
      <style:paragraph-properties fo:margin-top="0.2in" fo:margin-bottom="0.1in" loext:contextual-spacing="false" fo:keep-with-next="always">
        <style:tab-stops>
          <style:tab-stop style:position="0.5in"/>
        </style:tab-stops>
      </style:paragraph-properties>
      <style:text-properties fo:font-style="normal" fo:font-weight="bold" officeooo:rsid="006d992f" officeooo:paragraph-rsid="009ed1d8" style:font-style-asian="normal" style:font-weight-asian="bold" style:font-style-complex="normal" style:font-weight-complex="bold"/>
    </style:style>
    <style:style style:name="P25" style:family="paragraph" style:parent-style-name="Standard" style:master-page-name="">
      <style:paragraph-properties fo:margin-left="0.5in" fo:margin-right="0in" fo:margin-top="0in" fo:margin-bottom="0.1in" loext:contextual-spacing="false" fo:text-indent="0in" style:auto-text-indent="false" style:page-number="auto">
        <style:tab-stops>
          <style:tab-stop style:position="0.5in"/>
        </style:tab-stops>
      </style:paragraph-properties>
      <style:text-properties fo:font-style="normal" fo:font-weight="normal" officeooo:rsid="00ae820c" officeooo:paragraph-rsid="00ae820c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officeooo:paragraph-rsid="00ae820c"/>
    </style:style>
    <style:style style:name="P27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officeooo:paragraph-rsid="00afcba0"/>
    </style:style>
    <style:style style:name="P28" style:family="paragraph" style:parent-style-name="Standard">
      <style:paragraph-properties fo:margin-left="2.25in" fo:margin-right="0in" fo:margin-top="0in" fo:margin-bottom="0.1in" loext:contextual-spacing="false" fo:text-indent="-1.75in" style:auto-text-indent="false">
        <style:tab-stops>
          <style:tab-stop style:position="0.9791in"/>
        </style:tab-stops>
      </style:paragraph-properties>
      <style:text-properties fo:font-style="normal" fo:font-weight="normal" officeooo:rsid="006ecc18" officeooo:paragraph-rsid="00ae820c" style:font-style-asian="normal" style:font-weight-asian="normal" style:font-style-complex="normal" style:font-weight-complex="normal"/>
    </style:style>
    <style:style style:name="T1" style:family="text">
      <style:text-properties fo:font-style="normal" fo:font-weight="normal" officeooo:rsid="006ecc18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a66b48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a8fdbd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aca111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ae820c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715996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ac51f1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afcba0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b01935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b1aa9e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b30572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b49077" style:font-style-asian="normal" style:font-weight-asian="normal" style:font-style-complex="normal" style:font-weight-complex="normal"/>
    </style:style>
    <style:style style:name="T13" style:family="text">
      <style:text-properties style:font-name="Liberation Serif" fo:font-weight="normal" officeooo:rsid="009ed1d8" style:font-weight-asian="normal" style:font-weight-complex="normal"/>
    </style:style>
    <style:style style:name="T14" style:family="text">
      <style:text-properties style:font-name="Liberation Serif" fo:font-weight="normal" officeooo:rsid="00a067cc" style:font-weight-asian="normal" style:font-weight-complex="normal"/>
    </style:style>
    <style:style style:name="T15" style:family="text">
      <style:text-properties officeooo:rsid="006ecc18"/>
    </style:style>
    <style:style style:name="T16" style:family="text">
      <style:text-properties officeooo:rsid="006fff2d"/>
    </style:style>
    <style:style style:name="T17" style:family="text">
      <style:text-properties officeooo:rsid="00715996"/>
    </style:style>
    <style:style style:name="T18" style:family="text">
      <style:text-properties officeooo:rsid="00717c6f"/>
    </style:style>
    <style:style style:name="T19" style:family="text">
      <style:text-properties officeooo:rsid="00750cc2"/>
    </style:style>
    <style:style style:name="T20" style:family="text">
      <style:text-properties style:font-name="Liberation Mono" fo:font-weight="normal" officeooo:rsid="008031e3" style:font-weight-asian="normal" style:font-weight-complex="normal"/>
    </style:style>
    <style:style style:name="T21" style:family="text">
      <style:text-properties style:font-name="Liberation Mono" fo:font-weight="normal" officeooo:rsid="009ed1d8" style:font-weight-asian="normal" style:font-weight-complex="normal"/>
    </style:style>
    <style:style style:name="T22" style:family="text">
      <style:text-properties style:font-name="Liberation Mono" fo:font-weight="normal" officeooo:rsid="00a067cc" style:font-weight-asian="normal" style:font-weight-complex="normal"/>
    </style:style>
    <style:style style:name="T23" style:family="text">
      <style:text-properties style:font-name="Liberation Mono1"/>
    </style:style>
    <style:style style:name="T24" style:family="text">
      <style:text-properties style:font-name="Liberation Mono1" fo:font-style="normal" fo:font-weight="normal" officeooo:rsid="009d610b" style:font-style-asian="normal" style:font-weight-asian="normal" style:font-style-complex="normal" style:font-weight-complex="normal"/>
    </style:style>
    <style:style style:name="T25" style:family="text">
      <style:text-properties style:font-name="Liberation Mono1" fo:font-style="normal" fo:font-weight="normal" officeooo:rsid="00a66b48" style:font-style-asian="normal" style:font-weight-asian="normal" style:font-style-complex="normal" style:font-weight-complex="normal"/>
    </style:style>
    <style:style style:name="T26" style:family="text">
      <style:text-properties style:font-name="Liberation Mono1" fo:font-style="normal" fo:font-weight="normal" officeooo:rsid="00ae820c" style:font-style-asian="normal" style:font-weight-asian="normal" style:font-style-complex="normal" style:font-weight-complex="normal"/>
    </style:style>
    <style:style style:name="T27" style:family="text">
      <style:text-properties style:font-name="Liberation Mono1" fo:font-style="normal" fo:font-weight="normal" officeooo:rsid="00afcba0" style:font-style-asian="normal" style:font-weight-asian="normal" style:font-style-complex="normal" style:font-weight-complex="normal"/>
    </style:style>
    <style:style style:name="T28" style:family="text">
      <style:text-properties style:font-name="Liberation Mono1" officeooo:rsid="009bd6de"/>
    </style:style>
    <style:style style:name="T29" style:family="text">
      <style:text-properties style:font-name="Liberation Mono1" officeooo:rsid="009d610b"/>
    </style:style>
    <style:style style:name="T30" style:family="text">
      <style:text-properties style:font-name="Liberation Mono1" officeooo:rsid="009e785b"/>
    </style:style>
    <style:style style:name="T31" style:family="text">
      <style:text-properties style:font-name="Liberation Mono1" officeooo:rsid="00a49d44"/>
    </style:style>
    <style:style style:name="T32" style:family="text">
      <style:text-properties style:font-name="Liberation Mono1" fo:font-style="italic" officeooo:rsid="00a49d44" style:font-style-asian="italic" style:font-style-complex="italic"/>
    </style:style>
    <style:style style:name="T33" style:family="text">
      <style:text-properties style:font-name="Liberation Mono1" fo:font-style="italic" officeooo:rsid="00a51559" style:font-style-asian="italic" style:font-style-complex="italic"/>
    </style:style>
    <style:style style:name="T34" style:family="text">
      <style:text-properties style:font-name="Liberation Mono1" officeooo:rsid="00a51559"/>
    </style:style>
    <style:style style:name="T35" style:family="text">
      <style:text-properties style:font-name="Liberation Mono1" officeooo:rsid="00a66b48"/>
    </style:style>
    <style:style style:name="T36" style:family="text">
      <style:text-properties style:font-name="Liberation Mono1" officeooo:rsid="00ac51f1"/>
    </style:style>
    <style:style style:name="T37" style:family="text">
      <style:text-properties officeooo:rsid="007868ee"/>
    </style:style>
    <style:style style:name="T38" style:family="text">
      <style:text-properties officeooo:rsid="0082b4be"/>
    </style:style>
    <style:style style:name="T39" style:family="text">
      <style:text-properties fo:font-size="16pt" fo:font-weight="bold" style:font-size-asian="16pt" style:font-weight-asian="bold" style:font-size-complex="16pt" style:font-weight-complex="bold"/>
    </style:style>
    <style:style style:name="T40" style:family="text">
      <style:text-properties fo:font-size="16pt" fo:font-weight="bold" officeooo:rsid="006ba54f" style:font-size-asian="16pt" style:font-weight-asian="bold" style:font-size-complex="16pt" style:font-weight-complex="bold"/>
    </style:style>
    <style:style style:name="T41" style:family="text">
      <style:text-properties fo:font-size="16pt" fo:font-weight="bold" officeooo:rsid="00a1df3a" style:font-size-asian="16pt" style:font-weight-asian="bold" style:font-size-complex="16pt" style:font-weight-complex="bold"/>
    </style:style>
    <style:style style:name="T42" style:family="text">
      <style:text-properties fo:font-size="16pt" fo:font-weight="bold" officeooo:rsid="00ac51f1" style:font-size-asian="16pt" style:font-weight-asian="bold" style:font-size-complex="16pt" style:font-weight-complex="bold"/>
    </style:style>
    <style:style style:name="T43" style:family="text">
      <style:text-properties officeooo:rsid="009bd6de"/>
    </style:style>
    <style:style style:name="T44" style:family="text">
      <style:text-properties officeooo:rsid="009d610b"/>
    </style:style>
    <style:style style:name="T45" style:family="text">
      <style:text-properties officeooo:rsid="009db070"/>
    </style:style>
    <style:style style:name="T46" style:family="text">
      <style:text-properties officeooo:rsid="009e785b"/>
    </style:style>
    <style:style style:name="T47" style:family="text">
      <style:text-properties officeooo:rsid="009ed1d8"/>
    </style:style>
    <style:style style:name="T48" style:family="text">
      <style:text-properties officeooo:rsid="00a067cc"/>
    </style:style>
    <style:style style:name="T49" style:family="text">
      <style:text-properties officeooo:rsid="00a1df3a"/>
    </style:style>
    <style:style style:name="T50" style:family="text">
      <style:text-properties officeooo:rsid="00a3adb1"/>
    </style:style>
    <style:style style:name="T51" style:family="text">
      <style:text-properties officeooo:rsid="00a485fd"/>
    </style:style>
    <style:style style:name="T52" style:family="text">
      <style:text-properties officeooo:rsid="00a49d44"/>
    </style:style>
    <style:style style:name="T53" style:family="text">
      <style:text-properties officeooo:rsid="00a51559"/>
    </style:style>
    <style:style style:name="T54" style:family="text">
      <style:text-properties officeooo:rsid="00a66b48"/>
    </style:style>
    <style:style style:name="T55" style:family="text">
      <style:text-properties officeooo:rsid="00a8fdbd"/>
    </style:style>
    <style:style style:name="T56" style:family="text">
      <style:text-properties officeooo:rsid="00aa2bb7"/>
    </style:style>
    <style:style style:name="T57" style:family="text">
      <style:text-properties officeooo:rsid="00aca111"/>
    </style:style>
    <style:style style:name="T58" style:family="text">
      <style:text-properties officeooo:rsid="00ad4386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officeooo:rsid="00b01935"/>
    </style:style>
    <style:style style:name="T61" style:family="text">
      <style:text-properties officeooo:rsid="00b30572"/>
    </style:style>
    <style:style style:name="T62" style:family="text">
      <style:text-properties officeooo:rsid="00b490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9">TECO-</text:span><text:span text:style-name="T40">64 </text:span><text:span text:style-name="T39"><text:s/>– </text:span><text:span text:style-name="T42">Unimplemented </text:span><text:span text:style-name="T41">Features</text:span></text:p>
      <text:p text:style-name="P9">Overview</text:p>
      <text:p text:style-name="P22">This document describes <text:span text:style-name="T55">common features</text:span> <text:span text:style-name="T57">of earlier TECOs </text:span>that have not been <text:span text:style-name="T55">i</text:span><text:span text:style-name="T57">ncluded</text:span><text:span text:style-name="T55"> in </text:span><text:span text:style-name="T57">this version of </text:span><text:span text:style-name="T55">TECO-64 </text:span><text:span text:style-name="T58">for one of the following reasons:</text:span></text:p>
      <text:list xml:id="list1682773852" text:style-name="L1">
        <text:list-item>
          <text:p text:style-name="P23"><text:span text:style-name="T4">Implementation has been </text:span><text:span text:style-name="T3">deferred to a</text:span><text:span text:style-name="T2"> future release.</text:span></text:p>
        </text:list-item>
        <text:list-item>
          <text:p text:style-name="P23"><text:span text:style-name="T4">Implementation </text:span><text:span text:style-name="T12">requires</text:span><text:span text:style-name="T4"> </text:span><text:span text:style-name="T12">definition of</text:span><text:span text:style-name="T4"> how features</text:span><text:span text:style-name="T2"> should work in </text:span><text:span text:style-name="T3">the supported</text:span><text:span text:style-name="T2"> operating environments.</text:span></text:p>
        </text:list-item>
        <text:list-item>
          <text:p text:style-name="P23"><text:span text:style-name="T4">Implementation </text:span><text:span text:style-name="T12">makes no sense for obsolete or irrelevant features.</text:span></text:p>
        </text:list-item>
      </text:list>
      <text:p text:style-name="P10">File Specification Switches</text:p>
      <text:p text:style-name="P21"><text:span text:style-name="T57">General c</text:span><text:span text:style-name="T50">ommand-line options for TECO are described in other documentation, but </text:span><text:span text:style-name="T54">no options for</text:span><text:span text:style-name="T50"> special file modes or file formats have been implemente</text:span><text:span text:style-name="T62">d to specify such things as output file cluster sizes, non-standard open modes, BASIC-PLUS-2 line continuation, orFORTRAN carriage control.</text:span></text:p>
      <text:p text:style-name="P7"><text:span text:style-name="T37">^T</text:span><text:tab/><text:span text:style-name="T45">Read</text:span><text:span text:style-name="T38"> ASCII character</text:span></text:p>
      <text:p text:style-name="P12"><text:span text:style-name="T30">:^T</text:span><text:tab/><text:span text:style-name="T46">Reads and decodes the next keystroke typed at the terminal. Note that only the colon-modified ^T command </text:span><text:span text:style-name="T49">is un</text:span><text:span text:style-name="T46">implemented. The colon-modified command is used to detect ESCape sequences.</text:span></text:p>
      <text:p text:style-name="P5">E<text:span text:style-name="T43">D</text:span><text:tab/><text:span text:style-name="T15">E</text:span><text:span text:style-name="T43">dit Level Flag</text:span></text:p>
      <text:p text:style-name="P13"><text:span text:style-name="T23">E</text:span><text:span text:style-name="T28">D</text:span><text:span text:style-name="T23">&amp;</text:span><text:span text:style-name="T28">4</text:span><text:tab/><text:span text:style-name="T43">Expand memory as much as possible.</text:span></text:p>
      <text:p text:style-name="P13"><text:span text:style-name="T23">E</text:span><text:span text:style-name="T28">D</text:span><text:span text:style-name="T23">&amp;</text:span><text:span text:style-name="T28">32</text:span><text:tab/><text:span text:style-name="T43">Enable immediate-mode ESCape-sequence commands.</text:span></text:p>
      <text:p text:style-name="P13"><text:span text:style-name="T23">E</text:span><text:span text:style-name="T28">D</text:span><text:span text:style-name="T23">&amp;</text:span><text:span text:style-name="T28">128<text:tab/></text:span><text:span text:style-name="T43">Automatic refresh inhibit.</text:span></text:p>
      <text:p text:style-name="P6">E<text:span text:style-name="T51">G</text:span><text:tab/><text:span text:style-name="T15">E</text:span><text:span text:style-name="T51">xit and Go Command</text:span></text:p>
      <text:p text:style-name="P16"><text:span text:style-name="T28">:</text:span><text:span text:style-name="T31">EG</text:span><text:span text:style-name="T32">INI`</text:span><text:tab/><text:span text:style-name="T52">Can be used to read the TECO_INIT environment variable, but not to set or clear it.</text:span></text:p>
      <text:p text:style-name="P16"><text:span text:style-name="T28">:</text:span><text:span text:style-name="T31">EG</text:span><text:span text:style-name="T33">LIB</text:span><text:span text:style-name="T32">`</text:span><text:tab/><text:span text:style-name="T52">Can be used to read the TECO_</text:span><text:span text:style-name="T53">LIBRARY</text:span><text:span text:style-name="T52"> environment variable, but not to set or clear it.</text:span></text:p>
      <text:p text:style-name="P16"><text:span text:style-name="T28">:</text:span><text:span text:style-name="T31">EG</text:span><text:span text:style-name="T33">MEM</text:span><text:span text:style-name="T32">`</text:span><text:tab/><text:span text:style-name="T52">Can be used to read the TECO_</text:span><text:span text:style-name="T53">MEMORY</text:span><text:span text:style-name="T52"> environment variable, but not to set or clear it.</text:span></text:p>
      <text:p text:style-name="P16"><text:span text:style-name="T28">:</text:span><text:span text:style-name="T32">EG</text:span><text:span text:style-name="T33">VTE</text:span><text:span text:style-name="T32">`</text:span><text:tab/><text:span text:style-name="T52">Can be used to read the TECO_</text:span><text:span text:style-name="T53">VTEDIT</text:span><text:span text:style-name="T52"> environment variable, but not to set or clear it.</text:span></text:p>
      <text:p text:style-name="P6"><text:soft-page-break/>E<text:span text:style-name="T53">J</text:span><text:tab/><text:span text:style-name="T53">Environment Characteris</text:span><text:span text:style-name="T55">tics</text:span></text:p>
      <text:p text:style-name="P16"><text:span text:style-name="T34">1EJ</text:span><text:tab/><text:span text:style-name="T53">Always returns 0.</text:span></text:p>
      <text:p text:style-name="P16"><text:span text:style-name="T34">2EJ</text:span><text:tab/><text:span text:style-name="T53">Always returns 0.</text:span></text:p>
      <text:p text:style-name="P8">E<text:span text:style-name="T43">T</text:span><text:span text:style-name="T16"><text:tab/></text:span><text:span text:style-name="T43">Terminal Mode Flag</text:span></text:p>
      <text:p text:style-name="P11"><text:span text:style-name="T23">E</text:span><text:span text:style-name="T28">T</text:span><text:span text:style-name="T23">&amp;</text:span><text:span text:style-name="T28">16</text:span><text:tab/><text:span text:style-name="T43">Cancel CTRL/O on type out.</text:span></text:p>
      <text:p text:style-name="P11"><text:span text:style-name="T23">E</text:span><text:span text:style-name="T28">T</text:span><text:span text:style-name="T23">&amp;</text:span><text:span text:style-name="T28">64</text:span><text:tab/><text:span text:style-name="T43">Detach flag.</text:span></text:p>
      <text:p text:style-name="P11"><text:span text:style-name="T23">E</text:span><text:span text:style-name="T28">T</text:span><text:span text:style-name="T23">&amp;</text:span><text:span text:style-name="T28">256</text:span><text:tab/><text:span text:style-name="T43">Truncate output lines to terminal width.</text:span></text:p>
      <text:p text:style-name="P11"><text:span text:style-name="T23">E</text:span><text:span text:style-name="T28">T</text:span><text:span text:style-name="T23">&amp;</text:span><text:span text:style-name="T28">512</text:span><text:tab/><text:span text:style-name="T43">The scope “WATCH” feature of TECO is present (always set).</text:span></text:p>
      <text:p text:style-name="P11"><text:span text:style-name="T23">E</text:span><text:span text:style-name="T28">T</text:span><text:span text:style-name="T23">&amp;</text:span><text:span text:style-name="T28">1024</text:span><text:tab/><text:span text:style-name="T43">The refresh scope “WATCH” feature of TECO is present (always </text:span><text:span text:style-name="T56">clear</text:span><text:span text:style-name="T43">).</text:span></text:p>
      <text:p text:style-name="P11"><text:span text:style-name="T23">E</text:span><text:span text:style-name="T29">T</text:span><text:span text:style-name="T23">&amp;</text:span><text:span text:style-name="T29">4096</text:span><text:tab/><text:span text:style-name="T44">Terminal is capable of handling eight-bit character codes. Can be set or reset by user, and is used by TECO, but operating system is not informed.</text:span></text:p>
      <text:p text:style-name="P11"><text:span text:style-name="T23">E</text:span><text:span text:style-name="T29">T</text:span><text:span text:style-name="T23">&amp;</text:span><text:span text:style-name="T29">16384</text:span><text:tab/><text:span text:style-name="T44">Special VT220 mode.</text:span></text:p>
      <text:p text:style-name="P2"><text:span text:style-name="T47">EY</text:span><text:span text:style-name="T19"><text:tab/></text:span><text:span text:style-name="T47">Yank Commands (w/o yank protection)</text:span></text:p>
      <text:p text:style-name="P18"><text:span text:style-name="T21">-EY</text:span><text:span text:style-name="T20"><text:tab/></text:span><text:span text:style-name="T13">Clears the text buffer and then reads the previous page of the file being edited back into the buffer. This is a TECO-32 feature, and will be implemented in a future release of TECO-64.</text:span></text:p>
      <text:p text:style-name="P18"><text:span text:style-name="T21">-:EY</text:span><text:span text:style-name="T20"><text:tab/></text:span><text:span text:style-name="T13">Same as the -EY command but a value is returned. This is a TECO-32 feature, and will be implemented in a future release of TECO-64.</text:span></text:p>
      <text:p text:style-name="P3"><text:span text:style-name="T48">N</text:span><text:span text:style-name="T19"><text:tab/></text:span><text:span text:style-name="T48">Search</text:span><text:span text:style-name="T47"> Commands </text:span><text:span text:style-name="T48">(non-stop)</text:span></text:p>
      <text:p text:style-name="P19"><text:span text:style-name="T21">-</text:span><text:span text:style-name="T22">Ntext`</text:span><text:span text:style-name="T20"><text:tab/></text:span><text:span text:style-name="T13">P</text:span><text:span text:style-name="T14">erforms the same function as the -S command except that the search is continued (backwards) across page boundaries, if necessary, until the character string is found or the beginning of the file being edited is reached. </text:span><text:span text:style-name="T13">This is a TECO-32 feature, and will be implemented in a future release of TECO-64.</text:span></text:p>
      <text:p text:style-name="P20"><text:span text:style-name="T21">-</text:span><text:span text:style-name="T22">nNtext`</text:span><text:span text:style-name="T20"><text:tab/></text:span><text:span text:style-name="T14">This command searches (backwards) for the nth occurrence of the specified character string. It is identical to the -N command in other respects. </text:span><text:span text:style-name="T13">This is a TECO-32 feature, and will be implemented in a future release of TECO-64.</text:span></text:p>
      <text:p text:style-name="P3"><text:span text:style-name="T47">P</text:span><text:span text:style-name="T19"><text:tab/></text:span><text:span text:style-name="T47">Page Commands</text:span></text:p>
      <text:p text:style-name="P18"><text:span text:style-name="T21">-nP</text:span><text:span text:style-name="T20"><text:tab/></text:span><text:span text:style-name="T13">Page backwards. This is a TECO-32 feature, and will be implemented in a future release of TECO-64.</text:span></text:p>
      <text:p text:style-name="P18"><text:soft-page-break/><text:span text:style-name="T21">-n:P</text:span><text:span text:style-name="T20"><text:tab/></text:span><text:span text:style-name="T13">Same as the -nP command, but a value is returned. This is a TECO-32 feature, and will be implemented in a future release of TECO-64.</text:span></text:p>
      <text:p text:style-name="P24"><text:span text:style-name="T44">W</text:span><text:span text:style-name="T18"><text:tab/></text:span><text:span text:style-name="T44">Video Terminal Watch Commands</text:span></text:p>
      <text:p text:style-name="P25">These commands <text:span text:style-name="T60">facilitated screen updates</text:span> that <text:span text:style-name="T60">are</text:span> now handled by the <text:span text:style-name="T59">ncurses</text:span> library. Other than -1W and W, for enabling and disabling window mode, respectively, and 7:W, <text:span text:style-name="T60">for setting the size of a scrolling region, </text:span>they appear to be largely unnecessary. <text:span text:style-name="T61">1:W and 2:W are supported for terminal width and height, respectively, but should be unnecessary since TECO determines the terminal size automatically at start-up and whenever the window is resized.</text:span></text:p>
      <text:p text:style-name="P17"><text:span text:style-name="T24">-</text:span><text:span text:style-name="T26">1</text:span><text:span text:style-name="T24">W</text:span><text:span text:style-name="T1"><text:tab/></text:span><text:span text:style-name="T5">Refresh the terminal’s screen to show the contents of the text buffer.</text:span></text:p>
      <text:p text:style-name="P17"><text:span text:style-name="T24">-</text:span><text:span text:style-name="T26">n</text:span><text:span text:style-name="T24">W</text:span><text:span text:style-name="T1"><text:tab/></text:span><text:span text:style-name="T10">Ignored.</text:span></text:p>
      <text:p text:style-name="P26"><text:span text:style-name="T25">n</text:span><text:span text:style-name="T24">W</text:span><text:span text:style-name="T1"><text:tab/></text:span><text:span text:style-name="T10">Ignored.</text:span></text:p>
      <text:p text:style-name="P26"><text:span text:style-name="T26">0</text:span><text:span text:style-name="T24">W</text:span><text:span text:style-name="T1"><text:tab/></text:span><text:span text:style-name="T10">Ignored.</text:span></text:p>
      <text:p text:style-name="P26"><text:span text:style-name="T24">W</text:span><text:span text:style-name="T1"><text:tab/></text:span><text:span text:style-name="T5">Forget screen image and special scope modes.</text:span></text:p>
      <text:p text:style-name="P26"><text:span text:style-name="T25">-</text:span><text:span text:style-name="T26">1000</text:span><text:span text:style-name="T24">W</text:span><text:span text:style-name="T1"><text:tab/></text:span><text:span text:style-name="T10">Ignored.</text:span></text:p>
      <text:p text:style-name="P26"><text:span text:style-name="T25">0:W</text:span><text:span text:style-name="T6"><text:tab/></text:span><text:span text:style-name="T10">Can be read </text:span><text:span text:style-name="T11">or</text:span><text:span text:style-name="T10"> set, but </text:span><text:span text:style-name="T11">is </text:span><text:span text:style-name="T10">otherwise ignored.</text:span></text:p>
      <text:p text:style-name="P27"><text:span text:style-name="T25">:W</text:span><text:span text:style-name="T6"><text:tab/></text:span><text:span text:style-name="T11">Equivalent to 0:W.</text:span></text:p>
      <text:p text:style-name="P27"><text:span text:style-name="T27">1</text:span><text:span text:style-name="T25">:W</text:span><text:span text:style-name="T6"><text:tab/></text:span><text:span text:style-name="T8">Re</text:span><text:span text:style-name="T11">ad</text:span><text:span text:style-name="T8"> or set the horizontal size of the user’s </text:span><text:span text:style-name="T11">editing window.</text:span></text:p>
      <text:p text:style-name="P26"><text:span text:style-name="T27">2</text:span><text:span text:style-name="T25">:W</text:span><text:span text:style-name="T6"><text:tab/></text:span><text:span text:style-name="T8">Re</text:span><text:span text:style-name="T11">ad</text:span><text:span text:style-name="T8"> or set the vertical size of the user’s </text:span><text:span text:style-name="T11">editing window.</text:span></text:p>
      <text:p text:style-name="P26"><text:span text:style-name="T25">3:W</text:span><text:span text:style-name="T6"><text:tab/></text:span><text:span text:style-name="T8">Re</text:span><text:span text:style-name="T11">ad</text:span><text:span text:style-name="T8"> or set </text:span><text:span text:style-name="T7">SEEALL mode. </text:span><text:span text:style-name="T11">This is currently not used, but may be</text:span><text:span text:style-name="T9"> added in a future release.</text:span></text:p>
      <text:p text:style-name="P14"><text:span text:style-name="T35">4:W</text:span><text:span text:style-name="T17"><text:tab/></text:span><text:span text:style-name="T61">Can be read or set, but is otherwise ignored.</text:span></text:p>
      <text:p text:style-name="P15"><text:span text:style-name="T35">5:W</text:span><text:span text:style-name="T17"><text:tab/></text:span><text:span text:style-name="T61">Can be read or set, but is otherwise ignored.</text:span></text:p>
      <text:p text:style-name="P15"><text:span text:style-name="T36">6</text:span><text:span text:style-name="T35">:W</text:span><text:span text:style-name="T17"><text:tab/></text:span><text:span text:style-name="T61">Can be read or set, but is otherwise ignored.</text:span></text:p>
      <text:p text:style-name="P26"><text:span text:style-name="T27">7</text:span><text:span text:style-name="T25">:W</text:span><text:span text:style-name="T6"><text:tab/></text:span><text:span text:style-name="T11">Read </text:span><text:span text:style-name="T8">or set the number of lines in the scrolling (command dialogue) portion of the screen.</text:span></text:p>
      <text:p text:style-name="P28"><text:span text:style-name="T35">8:W</text:span><text:span text:style-name="T17"><text:tab/></text:span><text:span text:style-name="T61">Can be read or set, but is otherwise ignored.</text:span></text:p>
      <text:p text:style-name="P15"><text:span text:style-name="T35">9:W</text:span><text:span text:style-name="T17"><text:tab/></text:span><text:span text:style-name="T61">Can be read or set, but is otherwise ignored.</text:span></text:p>
      <text:p text:style-name="P4"><text:span text:style-name="T47">Y</text:span><text:span text:style-name="T19"><text:tab/></text:span><text:span text:style-name="T47">Yank Commands (w/ yank protection)</text:span></text:p>
      <text:p text:style-name="P18"><text:span text:style-name="T21">-Y</text:span><text:span text:style-name="T20"><text:tab/></text:span><text:span text:style-name="T13">Clears the text buffer and then reads the previous page of the file being edited back into the buffer. This is a TECO-32 feature, and will be implemented in a future release of TECO-64.</text:span></text:p>
      <text:p text:style-name="P18"><text:span text:style-name="T21">-:Y</text:span><text:span text:style-name="T20"><text:tab/></text:span><text:span text:style-name="T13">Same as the -Y command but a value is returned. This is a TECO-32 feature, and will be implemented in a future release of TECO-64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08T17:52:28.479805642</meta:creation-date>
    <dc:date>2020-08-24T12:59:20.213344732</dc:date>
    <meta:editing-duration>P1DT7H40M2S</meta:editing-duration>
    <meta:editing-cycles>92</meta:editing-cycles>
    <meta:generator>LibreOffice/6.4.4.2$Linux_X86_64 LibreOffice_project/40$Build-2</meta:generator>
    <meta:document-statistic meta:table-count="0" meta:image-count="0" meta:object-count="0" meta:page-count="3" meta:paragraph-count="61" meta:word-count="821" meta:character-count="4822" meta:non-whitespace-character-count="4063"/>
  </office:meta>
</office:document-meta>
</file>